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text-underline-style="solid" style:text-underline-width="auto" style:text-underline-color="font-color" fo:font-weight="bold" officeooo:rsid="00118485" officeooo:paragraph-rsid="00118485" style:font-weight-asian="bold" style:font-weight-complex="bold"/>
    </style:style>
    <style:style style:name="P2" style:family="paragraph" style:parent-style-name="Standard">
      <style:paragraph-properties fo:line-height="150%" fo:text-align="start" style:justify-single-word="false"/>
      <style:text-properties style:text-underline-style="none" fo:font-weight="normal" officeooo:rsid="00118485" officeooo:paragraph-rsid="00118485" style:font-weight-asian="normal" style:font-weight-complex="normal"/>
    </style:style>
    <style:style style:name="P3" style:family="paragraph" style:parent-style-name="Standard">
      <style:paragraph-properties fo:line-height="150%" fo:text-align="start" style:justify-single-word="false"/>
      <style:text-properties style:text-underline-style="none" fo:font-weight="normal" officeooo:rsid="00118485" officeooo:paragraph-rsid="00148969" style:font-weight-asian="normal" style:font-weight-complex="normal"/>
    </style:style>
    <style:style style:name="P4" style:family="paragraph" style:parent-style-name="Standard">
      <style:paragraph-properties fo:line-height="150%" fo:text-align="start" style:justify-single-word="false"/>
      <style:text-properties style:text-underline-style="none" fo:font-weight="normal" officeooo:rsid="00118485" officeooo:paragraph-rsid="0017ddac" style:font-weight-asian="normal" style:font-weight-complex="normal"/>
    </style:style>
    <style:style style:name="P5" style:family="paragraph" style:parent-style-name="Standard">
      <style:paragraph-properties fo:line-height="150%" fo:text-align="start" style:justify-single-word="false"/>
      <style:text-properties style:text-underline-style="none" fo:font-weight="normal" officeooo:rsid="0016546b" officeooo:paragraph-rsid="0016546b" style:font-weight-asian="normal" style:font-weight-complex="normal"/>
    </style:style>
    <style:style style:name="P6" style:family="paragraph" style:parent-style-name="Standard">
      <style:paragraph-properties fo:line-height="150%" fo:text-align="start" style:justify-single-word="false"/>
      <style:text-properties style:text-underline-style="none" fo:font-weight="normal" officeooo:rsid="0017822f" officeooo:paragraph-rsid="0017822f" style:font-weight-asian="normal" style:font-weight-complex="normal"/>
    </style:style>
    <style:style style:name="P7" style:family="paragraph" style:parent-style-name="Standard">
      <style:paragraph-properties fo:line-height="150%" fo:text-align="start" style:justify-single-word="false"/>
      <style:text-properties style:text-underline-style="none" fo:font-weight="normal" officeooo:rsid="0017822f" officeooo:paragraph-rsid="0017ddac" style:font-weight-asian="normal" style:font-weight-complex="normal"/>
    </style:style>
    <style:style style:name="P8" style:family="paragraph" style:parent-style-name="Standard">
      <style:paragraph-properties fo:line-height="150%" fo:text-align="start" style:justify-single-word="false"/>
      <style:text-properties style:text-underline-style="none" fo:font-weight="normal" officeooo:rsid="00148969" officeooo:paragraph-rsid="00148969" style:font-weight-asian="normal" style:font-weight-complex="normal"/>
    </style:style>
    <style:style style:name="P9" style:family="paragraph" style:parent-style-name="Standard">
      <style:paragraph-properties fo:line-height="150%" fo:text-align="start" style:justify-single-word="false"/>
      <style:text-properties style:text-underline-style="none" fo:font-weight="normal" officeooo:rsid="00118485" officeooo:paragraph-rsid="001d10de" style:font-weight-asian="normal" style:font-weight-complex="normal"/>
    </style:style>
    <style:style style:name="T1" style:family="text">
      <style:text-properties officeooo:rsid="0012f273"/>
    </style:style>
    <style:style style:name="T2" style:family="text">
      <style:text-properties fo:font-size="6pt" officeooo:rsid="0012f273" style:font-size-asian="6pt" style:font-size-complex="6pt"/>
    </style:style>
    <style:style style:name="T3" style:family="text">
      <style:text-properties officeooo:rsid="00148969"/>
    </style:style>
    <style:style style:name="T4" style:family="text">
      <style:text-properties officeooo:rsid="00153c8f"/>
    </style:style>
    <style:style style:name="T5" style:family="text">
      <style:text-properties style:text-position="super 58%" officeooo:rsid="00153c8f"/>
    </style:style>
    <style:style style:name="T6" style:family="text">
      <style:text-properties style:text-position="super 58%" officeooo:rsid="001d10de"/>
    </style:style>
    <style:style style:name="T7" style:family="text">
      <style:text-properties officeooo:rsid="0016546b"/>
    </style:style>
    <style:style style:name="T8" style:family="text">
      <style:text-properties officeooo:rsid="0017822f"/>
    </style:style>
    <style:style style:name="T9" style:family="text">
      <style:text-properties officeooo:rsid="0017ddac"/>
    </style:style>
    <style:style style:name="T10" style:family="text">
      <style:text-properties officeooo:rsid="001936dc"/>
    </style:style>
    <style:style style:name="T11" style:family="text">
      <style:text-properties officeooo:rsid="001d10de"/>
    </style:style>
    <style:style style:name="T12" style:family="text">
      <style:text-properties officeooo:rsid="001d72f0"/>
    </style:style>
    <style:style style:name="T13" style:family="text">
      <style:text-properties officeooo:rsid="001efd50"/>
    </style:style>
    <style:style style:name="T14" style:family="text">
      <style:text-properties officeooo:rsid="00224352"/>
    </style:style>
    <style:style style:name="T15" style:family="text">
      <style:text-properties officeooo:rsid="002556cb"/>
    </style:style>
    <style:style style:name="T16" style:family="text">
      <style:text-properties officeooo:rsid="00270030"/>
    </style:style>
    <style:style style:name="T17" style:family="text">
      <style:text-properties officeooo:rsid="00290678"/>
    </style:style>
    <style:style style:name="T18" style:family="text">
      <style:text-properties officeooo:rsid="002c33fe"/>
    </style:style>
    <style:style style:name="T19" style:family="text">
      <style:text-properties officeooo:rsid="002d3aa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rostasis Resurrection – Part X<text:span text:style-name="T15">X</text:span>III.V</text:p>
      <text:p text:style-name="P1">Graduation day, Mount Suribachi, Iwo Jima</text:p>
      <text:p text:style-name="P2"><text:tab/><text:span text:style-name="T1">The sergeant was looking at me in a weird way. That was weirder than usual. He asked for a volunteer, and nobody came, but somebody pushed me from the back, as I was in the front row.</text:span></text:p>
      <text:p text:style-name="P2">“<text:span text:style-name="T1">PFC Ophelia Summer, get in here and, drop, and give me 20 'Sgt. Kowalski is not my friend, nor my mother, nor my father.'”</text:span></text:p>
      <text:p text:style-name="P2"><text:tab/><text:span text:style-name="T1">I did it with as much indifference as I could muster while thinking: I'll kill the asshole who pushed me, if I ever find out who it was. Meanwhile, the others changed formation into a school circle around me and the sergeant. I'm sure I heard some guys giggle at me, but can't for the life of me pinpoint the pusher. The sergeant reached a hand to help me get up. He had never been this kind before. He had something in his hand, some metal thingies. I wonder, could that be, no way, it is, it is, it is, I could hardly contain myself, feelings of joy because the nightmarish part is supposedly over, I could almost forgot how much I hated the cruel bastard...</text:span></text:p>
      <text:p text:style-name="P9"><text:tab/>“<text:span text:style-name="T1">Get up Cpl. Summer, why are you doing stuff which is only appropriate to PFC ranks, Corporal?” A smile escaped my lips, but I must keep reminding myself of all the minor atrocities he gave me, that good-for-nothing of a sergeant. I almost wanted to hug him, but he's no family to me as much as he'd like to be. I took the metal stripes, he held out and hooked them to my pseudo C</text:span><text:span text:style-name="T2">60 </text:span><text:span text:style-name="T1">Kevlar armour interface. Reluctantly I accepted his outreached arm and help me to get up. </text:span></text:p>
      <text:p text:style-name="P9"><text:span text:style-name="T1"><text:tab/>I can get up from push ups on my own; after all I have been doing almost a hundred push-ups on each individual punishment, not counting tons of extra hours before and after leave breaks in the barracks. Not that I had anywhere to go like some of the other non orphaned kids. I wasn't officially orphaned from my biological parents, so I had to fill in some forms to announce I'm remitting my affiliation with them, and getting permission to stay always on military property, even during times of vacations, when others went home to see their parents, if they could.</text:span></text:p>
      <text:p text:style-name="P9"><text:tab/><text:span text:style-name="T11">It occurred from time to time that people were wondering if I affiliate myself with the Heb-Druze, losing their homes to the 2</text:span><text:span text:style-name="T6">nd</text:span><text:span text:style-name="T11"> plague. That was not the case for me. They sometimes made efforts to approach me during holidays and/or vacation times, but I had politely refused their offerings. They eventually stopped asking me, when they realized I'm not very cooperative in that regard.</text:span></text:p>
      <text:p text:style-name="P3"><text:tab/>“<text:span text:style-name="T3">Cpl. Summer, do you know why we hold your graduation ceremony on Mount Suribachi on Iwo Jima of all places?” The rest of the class was moving a bag of DNA-signed metallic bars to signify their new rank. A tedious process of finding your own, it takes the lame scanner about 53 ms to scan each metal rod to check if it matches your DNA, then you need to pass it along to the next person.</text:span></text:p>
      <text:p text:style-name="P8"><text:tab/>“Sir, I think I do, sir.” <text:span text:style-name="T12">I think I heard another giggle, not sure if it was a guy or a girl this time </text:span><text:soft-page-break/><text:span text:style-name="T12">around.</text:span></text:p>
      <text:p text:style-name="P8"><text:tab/>“Well?” <text:span text:style-name="T12">Back to his usual frown, I exhaled slowly.</text:span></text:p>
      <text:p text:style-name="P8"><text:tab/>“This was the first place the Americans were able to conquer in the Iwo Jima and Okinawa Campaign during WWII. They raised a small flag at first, and then another bigger flag a few hours later. <text:span text:style-name="T16">Three soldiers of the six who raised the original flag survived that day and got sent home to raise more War Bonds, much like the likes of Sgt. John Basilone, the hero of both Guadalcanal and Iwo-Jima battles.</text:span>”</text:p>
      <text:p text:style-name="P8"><text:tab/>“Not bad, not bad. <text:span text:style-name="T16">C</text:span>an <text:span text:style-name="T16">you </text:span>name all the other Japanese held territories captured by <text:s/>the U.S. from the <text:span text:style-name="T19">E</text:span>mpire of Japan during WWII?” <text:span text:style-name="T13">Let the school master's pet do your bidding, sir? Is it, now?</text:span></text:p>
      <text:p text:style-name="P8"><text:tab/>“I'll try, sir. Let me see: Guam, Wake, Midway, Attu and Kiska near Alaska, Tarawa Atoll, Saipan, Guadalcanal, Tinian, Pavuvu, Peleilu, Burma, Malaya, The dutch Indies, Singapore, Rabaul, Port Moresby, Gilbert, Marshall, Carolline, Papua-New Guinea, <text:s/>Bataan, Corrigedor...” <text:span text:style-name="T13">7 more rounds would make a an entire clip as I had imagined a bullet to his head with every name I had recited from memory, he probably couldn't figure out the ever expanding smile on my face was a bit psychotic in nature.</text:span></text:p>
      <text:p text:style-name="P3"><text:tab/>“<text:span text:style-name="T4">Fine, that will do, Cpl. Summer. I suppose you could go on for hours. Have you heard of a certain Marine called Jimmie Kanaya?” I smiled, sort of grateful for his words, though he was just trying to carry on with his own agenda, I believe.</text:span></text:p>
      <text:p text:style-name="P3"><text:tab/>“<text:span text:style-name="T4">No, sir, I don't believe I have.” Murmurs around me suggested other didn't know who he was as well.</text:span></text:p>
      <text:p text:style-name="P3"><text:tab/>“<text:span text:style-name="T4">Well, Mr. Jimmie Kanaya is a WWII veteran who won many decorations, including the Purple Heart, Silver and Bronze Stars, and the presidential citation for his unit, the 442</text:span><text:span text:style-name="T5">nd</text:span><text:span text:style-name="T4"> regiment. Have you ever heard of the 442</text:span><text:span text:style-name="T5">nd</text:span><text:span text:style-name="T4">, Cpl. Summer?”</text:span></text:p>
      <text:p text:style-name="P3"><text:tab/>“<text:span text:style-name="T7">No, sir.” The same as others according to the murmurs which I could decipher.</text:span></text:p>
      <text:p text:style-name="P3"><text:tab/>“<text:span text:style-name="T7">They were Japanese-born American citizens, who joined the Army prior to Pearl Harbour. They served in the European theatre of war and were the most decorated unit in the U.S. military.”</text:span></text:p>
      <text:p text:style-name="P3"><text:tab/>“<text:span text:style-name="T7">Okay, sir.” I said in a slightly frustrated manner because I just wanted to get back to the school circle and not be out there, why do they always pick me, ow wait, I was <text:s/>pushed by some lousy bastard out here.</text:span></text:p>
      <text:p text:style-name="P3"><text:tab/>“<text:span text:style-name="T7">Don't 'Okay, Sir' me Ophelia Summer. Do you know the three principals that Mr. Jimmie Kanaya ordained as the basis for all military groups?” He seemed to pick up on my frustration, he always does, not that he cares though.</text:span></text:p>
      <text:p text:style-name="P3"><text:tab/>“<text:span text:style-name="T7">No sir, I don't.” Just say it, damn it, if you want to say it, that is. What is wrong with the guy?</text:span></text:p>
      <text:p text:style-name="P3"><text:soft-page-break/><text:tab/>“<text:span text:style-name="T7">1) Uniformity. 2) Conformity. 3) Obedience. Can you explain in layman's terms these principles, Ophelia?”</text:span></text:p>
      <text:p text:style-name="P3"><text:tab/>“<text:span text:style-name="T18">First thing - Uniformity – It means, supposedly that everything will be the same, more or less, every uniform, endo and exo suits alike, every weapon in its basic configuration should be the same.</text:span></text:p>
      <text:p text:style-name="P5"><text:span text:style-name="T18">Secondly,</text:span> Conformity – It is the <text:span text:style-name="T8">way, you should respect the chain of command, no matter how high or low you are found in the ladder. Also it means to conform to the regulations and orders issued to you by those who outrank you, and give the proper respect to your subordinates.</text:span></text:p>
      <text:p text:style-name="P6"><text:span text:style-name="T18">And three,</text:span> <text:span text:style-name="T14">Obedience</text:span> – that one is pretty self explanatory, I suppose. Sir.”</text:p>
      <text:p text:style-name="P6"><text:tab/>“Not exactly <text:span text:style-name="T17">the</text:span> text book definition I <text:span text:style-name="T17">have </text:span>c<text:span text:style-name="T17">o</text:span>me to expect from you. <text:span text:style-name="T17">Y</text:span>ou usually nail those, but they will suffice for today.” <text:span text:style-name="T17">My smile waned a bit.</text:span> “I bet <text:span text:style-name="T14">you never heard of </text:span>the Shuri line on Okinawa, and <text:span text:style-name="T10">never </text:span>hear<text:span text:style-name="T10">d</text:span> about famous pilots such as Joe Armanini, Steve Pisanos, Bert Stiles, John Gibbons and Shelby Westbrook of the Tuskegee Air-force.” </text:p>
      <text:p text:style-name="P3"><text:tab/>“<text:span text:style-name="T8">Who was the last one you mentioned, sir?” I inquired, and to no surprise heard some angry whimpers from the crowd.</text:span></text:p>
      <text:p text:style-name="P3"><text:tab/>“<text:span text:style-name="T8">Shelby Westbrook?”</text:span></text:p>
      <text:p text:style-name="P3"><text:tab/>“<text:span text:style-name="T8">Yes, Sir.”</text:span></text:p>
      <text:p text:style-name="P3"><text:tab/>“<text:span text:style-name="T8">Oh, he was part of the Tuskegee men. A group of Afro American pilots, who were flying P-47</text:span></text:p>
      <text:p text:style-name="P7">Thunderbolts, and later on P-51 Mustangs, who assisted the B-17 Flying Fortress, and B-29 Super-Fortress in the aerial dogfights with the Luftwaffe.”</text:p>
      <text:p text:style-name="P7"><text:tab/>“Anything else, sir?”</text:p>
      <text:p text:style-name="P7"><text:tab/>“No, class dismissed.”</text:p>
      <text:p text:style-name="P7"><text:tab/>“Till when, sir?”</text:p>
      <text:p text:style-name="P4"><text:tab/>“<text:span text:style-name="T9">Till forever.” He had a sad look in his eyes as he sat on the ground saying nothing. The rest of the guys scattered. We almost had a moment here, I wish he could be a mentor like a father-figure or a mother-figure which I don't think I ever had. I had moments with some people, but they served their functionary way and moved on as if I never truly existed in the first place. He was so close at this moment, but like his gaze to the horizon, he was always too far and detached like all the previous ones before hi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DejaVu Sans"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DejaVu 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7T03:21:18.809707489</meta:creation-date>
    <dc:date>2016-01-13T23:13:45.199711441</dc:date>
    <meta:editing-duration>PT3H56M2S</meta:editing-duration>
    <meta:editing-cycles>19</meta:editing-cycles>
    <meta:generator>LibreOffice/5.0.4.2$Linux_X86_64 LibreOffice_project/00$Build-2</meta:generator>
    <meta:document-statistic meta:table-count="0" meta:image-count="0" meta:object-count="0" meta:page-count="3" meta:paragraph-count="36" meta:word-count="1359" meta:character-count="7482" meta:non-whitespace-character-count="6120"/>
  </office:meta>
</office:document-meta>
</file>